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sans-serif"/>
    <style:font-face style:name="Calibri" svg:font-family="Calibr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of July 2012</text:p>
      <text:p text:style-name="P1"/>
      <text:p text:style-name="P1">Guy Booth</text:p>
      <text:p text:style-name="P1">Hugh Lifson</text:p>
      <text:p text:style-name="P1">Leah Rogers</text:p>
      <text:p text:style-name="P1">Ed Sauter</text:p>
      <text:p text:style-name="P1">Skip Clark</text:p>
      <text:p text:style-name="P1">Mary Iber</text:p>
      <text:p text:style-name="P1">Sara Kelly</text:p>
      <text:p text:style-name="P1">Pat Westercamp </text:p>
      <text:p text:style-name="P1">Dick Thomas</text:p>
      <text:p text:style-name="Standard">Kay Johans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, sans-serif"/>
    <style:font-face style:name="Calibri" svg:font-family="Calibr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</meta:initial-creator>
    <meta:creation-date>2012-07-27T11:31:43</meta:creation-date>
    <dc:date>2012-07-27T13:21:29.53</dc:date>
    <meta:editing-duration>PT00H02M1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11" meta:word-count="24" meta:character-count="122"/>
  </office:meta>
</office:document-meta>
</file>